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f6a4b" officeooo:paragraph-rsid="001f6a4b" style:font-weight-asian="bold" style:font-weight-complex="bold"/>
    </style:style>
    <style:style style:name="P2" style:family="paragraph" style:parent-style-name="Standard">
      <style:paragraph-properties fo:text-align="start" style:justify-single-word="false"/>
      <style:text-properties fo:font-weight="bold" officeooo:rsid="001fe044" officeooo:paragraph-rsid="001fe044"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officeooo:rsid="001fe044" officeooo:paragraph-rsid="001fe044"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23c9c4" officeooo:paragraph-rsid="0023c9c4" style:font-weight-asian="normal" style:font-weight-complex="normal"/>
    </style:style>
    <style:style style:name="P5" style:family="paragraph" style:parent-style-name="Standard" style:list-style-name="L2">
      <style:paragraph-properties fo:text-align="start" style:justify-single-word="false"/>
      <style:text-properties style:text-underline-style="solid" style:text-underline-width="auto" style:text-underline-color="font-color" fo:font-weight="normal" officeooo:rsid="0023c9c4" officeooo:paragraph-rsid="0023c9c4" style:font-weight-asian="normal" style:font-weight-complex="normal"/>
    </style:style>
    <style:style style:name="P6" style:family="paragraph" style:parent-style-name="Standard" style:list-style-name="L1">
      <style:paragraph-properties fo:text-align="start" style:justify-single-word="false"/>
      <style:text-properties style:text-underline-style="none" fo:font-weight="normal" officeooo:rsid="001fe044" officeooo:paragraph-rsid="001fe044" style:font-weight-asian="normal" style:font-weight-complex="normal"/>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itnts/Notes for the report:</text:p>
      <text:p text:style-name="P2"/>
      <text:p text:style-name="P3">Sift:</text:p>
      <text:list xml:id="list3210942386" text:style-name="L1">
        <text:list-item>
          <text:p text:style-name="P6">it's not suspectible to scalling, as it extracts the features given different scalings of the image. I should be seeing images with the exact same keypoints, just keep in mind when you rotate an image, it will pick up the edges of the image, aswell plus the keypoints inside the actual image</text:p>
        </text:list-item>
      </text:list>
      <text:p text:style-name="P4">Harris corner detection:</text:p>
      <text:list xml:id="list1532963222" text:style-name="L2">
        <text:list-item>
          <text:p text:style-name="P5"><text:span text:style-name="T1">picks up the corners of an image</text:span></text:p>
        </text:list-item>
        <text:list-item>
          <text:p text:style-name="P5"><text:span text:style-name="T1">you can define a corner as the intersection of two edg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2T23:03:40.095153580</meta:creation-date>
    <dc:date>2020-09-23T19:16:00.085257118</dc:date>
    <meta:editing-duration>PT4M55S</meta:editing-duration>
    <meta:editing-cycles>3</meta:editing-cycles>
    <meta:generator>LibreOffice/6.0.7.3$Linux_X86_64 LibreOffice_project/00m0$Build-3</meta:generator>
    <meta:document-statistic meta:table-count="0" meta:image-count="0" meta:object-count="0" meta:page-count="1" meta:paragraph-count="6" meta:word-count="81" meta:character-count="440" meta:non-whitespace-character-count="368"/>
  </office:meta>
</office:document-meta>
</file>